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6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Inserción</text:p>
          </table:table-cell>
          <table:table-cell table:style-name="Default" office:value-type="string" calcext:value-type="string">
            <text:p>Buscar </text:p>
          </table:table-cell>
          <table:table-cell table:style-name="Default" office:value-type="string" calcext:value-type="string">
            <text:p>Eliminar</text:p>
          </table:table-cell>
          <table:table-cell/>
          <table:table-cell table:style-name="ce2" office:value-type="string" calcext:value-type="string" table:number-columns-spanned="1" table:number-rows-spanned="5">
            <text:p>Inserción</text:p>
          </table:table-cell>
          <table:table-cell office:value-type="string" calcext:value-type="string">
            <text:p>Tiempo</text:p>
          </table:table-cell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Array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/>
          <table:table-cell office:value-type="string" calcext:value-type="string">
            <text:p>Vector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367" calcext:value-type="float">
            <text:p>2,367E-06</text:p>
          </table:table-cell>
          <table:table-cell office:value-type="float" office:value="0.000034037" calcext:value-type="float">
            <text:p>3,404E-05</text:p>
          </table:table-cell>
          <table:table-cell office:value-type="float" office:value="0.000000617001" calcext:value-type="float">
            <text:p>6,170E-07</text:p>
          </table:table-cell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float" office:value="0.000002367" calcext:value-type="float">
            <text:p>2,367E-06</text:p>
          </table:table-cell>
          <table:table-cell office:value-type="float" office:value="0.000002929" calcext:value-type="float">
            <text:p>2,929E-06</text:p>
          </table:table-cell>
          <table:table-cell office:value-type="float" office:value="0.000005867" calcext:value-type="float">
            <text:p>5,867E-06</text:p>
          </table:table-cell>
          <table:table-cell table:style-name="ce1" office:value-type="float" office:value="0.000001981" calcext:value-type="float">
            <text:p>1,981E-06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0030444" calcext:value-type="float">
            <text:p>3,044E-06</text:p>
          </table:table-cell>
          <table:table-cell office:value-type="float" office:value="0.0000398598" calcext:value-type="float">
            <text:p>3,986E-05</text:p>
          </table:table-cell>
          <table:table-cell office:value-type="float" office:value="0.000000665198" calcext:value-type="float">
            <text:p>6,652E-07</text:p>
          </table:table-cell>
          <table:table-cell/>
          <table:covered-table-cell/>
          <table:table-cell office:value-type="float" office:value="10000" calcext:value-type="float">
            <text:p>10000</text:p>
          </table:table-cell>
          <table:table-cell office:value-type="float" office:value="0.0000030444" calcext:value-type="float">
            <text:p>3,044E-06</text:p>
          </table:table-cell>
          <table:table-cell office:value-type="float" office:value="0.0000020467" calcext:value-type="float">
            <text:p>2,047E-06</text:p>
          </table:table-cell>
          <table:table-cell office:value-type="float" office:value="0.0000062591" calcext:value-type="float">
            <text:p>6,259E-06</text:p>
          </table:table-cell>
          <table:table-cell table:style-name="ce1" office:value-type="float" office:value="0.0000063751" calcext:value-type="float">
            <text:p>6,375E-06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00142169" calcext:value-type="float">
            <text:p>1,422E-06</text:p>
          </table:table-cell>
          <table:table-cell office:value-type="float" office:value="0.0000277001" calcext:value-type="float">
            <text:p>2,770E-05</text:p>
          </table:table-cell>
          <table:table-cell office:value-type="float" office:value="0.00000045216" calcext:value-type="float">
            <text:p>4,522E-07</text:p>
          </table:table-cell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.00000142169" calcext:value-type="float">
            <text:p>1,422E-06</text:p>
          </table:table-cell>
          <table:table-cell office:value-type="float" office:value="0.00000295641" calcext:value-type="float">
            <text:p>2,956E-06</text:p>
          </table:table-cell>
          <table:table-cell office:value-type="float" office:value="0.00000455075" calcext:value-type="float">
            <text:p>4,551E-06</text:p>
          </table:table-cell>
          <table:table-cell table:style-name="ce1" office:value-type="float" office:value="0.00000736789" calcext:value-type="float">
            <text:p>7,368E-06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0000105523" calcext:value-type="float">
            <text:p>1,055E-06</text:p>
          </table:table-cell>
          <table:table-cell office:value-type="float" office:value="0.0000166633" calcext:value-type="float">
            <text:p>1,666E-05</text:p>
          </table:table-cell>
          <table:table-cell office:value-type="float" office:value="0.000000291545" calcext:value-type="float">
            <text:p>2,915E-07</text:p>
          </table:table-cell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00000105523" calcext:value-type="float">
            <text:p>1,055E-06</text:p>
          </table:table-cell>
          <table:table-cell office:value-type="float" office:value="0.00000237254" calcext:value-type="float">
            <text:p>2,373E-06</text:p>
          </table:table-cell>
          <table:table-cell office:value-type="float" office:value="0.00000411929" calcext:value-type="float">
            <text:p>4,119E-06</text:p>
          </table:table-cell>
          <table:table-cell table:style-name="ce1" office:value-type="float" office:value="0.00000445991" calcext:value-type="float">
            <text:p>4,460E-06</text:p>
          </table:table-cell>
        </table:table-row>
        <table:table-row table:style-name="ro1">
          <table:table-cell/>
          <table:table-cell office:value-type="string" calcext:value-type="string">
            <text:p>Array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2929" calcext:value-type="float">
            <text:p>2,929E-06</text:p>
          </table:table-cell>
          <table:table-cell office:value-type="float" office:value="0.000047463" calcext:value-type="float">
            <text:p>4,746E-05</text:p>
          </table:table-cell>
          <table:table-cell office:value-type="float" office:value="0.000001209" calcext:value-type="float">
            <text:p>1,209E-0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0020467" calcext:value-type="float">
            <text:p>2,047E-06</text:p>
          </table:table-cell>
          <table:table-cell office:value-type="float" office:value="0.0000394532" calcext:value-type="float">
            <text:p>3,945E-05</text:p>
          </table:table-cell>
          <table:table-cell office:value-type="float" office:value="0.0000008618" calcext:value-type="float">
            <text:p>8,618E-07</text:p>
          </table:table-cell>
          <table:table-cell/>
          <table:table-cell table:style-name="ce2" office:value-type="string" calcext:value-type="string" table:number-columns-spanned="1" table:number-rows-spanned="5">
            <text:p>Búsqueda</text:p>
          </table:table-cell>
          <table:table-cell office:value-type="string" calcext:value-type="string">
            <text:p>Tiempo</text:p>
          </table:table-cell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Array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00295641" calcext:value-type="float">
            <text:p>2,956E-06</text:p>
          </table:table-cell>
          <table:table-cell office:value-type="float" office:value="0.0000477817" calcext:value-type="float">
            <text:p>4,778E-05</text:p>
          </table:table-cell>
          <table:table-cell office:value-type="float" office:value="0.00000107503" calcext:value-type="float">
            <text:p>1,075E-06</text:p>
          </table:table-cell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float" office:value="0.000034037" calcext:value-type="float">
            <text:p>3,404E-05</text:p>
          </table:table-cell>
          <table:table-cell office:value-type="float" office:value="0.000047463" calcext:value-type="float">
            <text:p>4,746E-05</text:p>
          </table:table-cell>
          <table:table-cell office:value-type="float" office:value="0.000083094" calcext:value-type="float">
            <text:p>8,309E-05</text:p>
          </table:table-cell>
          <table:table-cell table:style-name="ce1" office:value-type="float" office:value="0.000023874" calcext:value-type="float">
            <text:p>2,387E-05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0000237254" calcext:value-type="float">
            <text:p>2,373E-06</text:p>
          </table:table-cell>
          <table:table-cell office:value-type="float" office:value="0.0000336537" calcext:value-type="float">
            <text:p>3,365E-05</text:p>
          </table:table-cell>
          <table:table-cell office:value-type="float" office:value="0.000000711262" calcext:value-type="float">
            <text:p>7,113E-07</text:p>
          </table:table-cell>
          <table:table-cell/>
          <table:covered-table-cell/>
          <table:table-cell office:value-type="float" office:value="10000" calcext:value-type="float">
            <text:p>10000</text:p>
          </table:table-cell>
          <table:table-cell office:value-type="float" office:value="0.0000398598" calcext:value-type="float">
            <text:p>3,986E-05</text:p>
          </table:table-cell>
          <table:table-cell office:value-type="float" office:value="0.0000394532" calcext:value-type="float">
            <text:p>3,945E-05</text:p>
          </table:table-cell>
          <table:table-cell office:value-type="float" office:value="0.0000910271" calcext:value-type="float">
            <text:p>9,103E-05</text:p>
          </table:table-cell>
          <table:table-cell table:style-name="ce1" office:value-type="float" office:value="0.0000797904" calcext:value-type="float">
            <text:p>7,979E-05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5867" calcext:value-type="float">
            <text:p>5,867E-06</text:p>
          </table:table-cell>
          <table:table-cell office:value-type="float" office:value="0.000083094" calcext:value-type="float">
            <text:p>8,309E-05</text:p>
          </table:table-cell>
          <table:table-cell office:value-type="float" office:value="0.000007116" calcext:value-type="float">
            <text:p>7,116E-06</text:p>
          </table:table-cell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.0000277001" calcext:value-type="float">
            <text:p>2,770E-05</text:p>
          </table:table-cell>
          <table:table-cell office:value-type="float" office:value="0.0000477817" calcext:value-type="float">
            <text:p>4,778E-05</text:p>
          </table:table-cell>
          <table:table-cell office:value-type="float" office:value="0.0000628991" calcext:value-type="float">
            <text:p>6,290E-05</text:p>
          </table:table-cell>
          <table:table-cell table:style-name="ce1" office:value-type="float" office:value="0.0000638318" calcext:value-type="float">
            <text:p>6,383E-05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0062591" calcext:value-type="float">
            <text:p>6,259E-06</text:p>
          </table:table-cell>
          <table:table-cell office:value-type="float" office:value="0.0000910271" calcext:value-type="float">
            <text:p>9,103E-05</text:p>
          </table:table-cell>
          <table:table-cell office:value-type="float" office:value="0.0000035595" calcext:value-type="float">
            <text:p>3,560E-06</text:p>
          </table:table-cell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0000166633" calcext:value-type="float">
            <text:p>1,666E-05</text:p>
          </table:table-cell>
          <table:table-cell office:value-type="float" office:value="0.0000336537" calcext:value-type="float">
            <text:p>3,365E-05</text:p>
          </table:table-cell>
          <table:table-cell office:value-type="float" office:value="0.0000280931" calcext:value-type="float">
            <text:p>2,809E-05</text:p>
          </table:table-cell>
          <table:table-cell table:style-name="ce1" office:value-type="float" office:value="0.0000385816" calcext:value-type="float">
            <text:p>3,858E-05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00455075" calcext:value-type="float">
            <text:p>4,551E-06</text:p>
          </table:table-cell>
          <table:table-cell office:value-type="float" office:value="0.0000628991" calcext:value-type="float">
            <text:p>6,290E-05</text:p>
          </table:table-cell>
          <table:table-cell office:value-type="float" office:value="0.00000257429" calcext:value-type="float">
            <text:p>2,574E-06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0000411929" calcext:value-type="float">
            <text:p>4,119E-06</text:p>
          </table:table-cell>
          <table:table-cell office:value-type="float" office:value="0.0000280931" calcext:value-type="float">
            <text:p>2,809E-05</text:p>
          </table:table-cell>
          <table:table-cell office:value-type="float" office:value="0.00000107592" calcext:value-type="float">
            <text:p>1,076E-06</text:p>
          </table:table-cell>
          <table:table-cell/>
          <table:table-cell table:style-name="ce2" office:value-type="string" calcext:value-type="string" table:number-columns-spanned="1" table:number-rows-spanned="5">
            <text:p>Eliminación</text:p>
          </table:table-cell>
          <table:table-cell office:value-type="string" calcext:value-type="string">
            <text:p>Tiempo</text:p>
          </table:table-cell>
          <table:table-cell table:style-name="Default" office:value-type="string" calcext:value-type="string">
            <text:p>Vector</text:p>
          </table:table-cell>
          <table:table-cell table:style-name="Default" office:value-type="string" calcext:value-type="string">
            <text:p>Array</text:p>
          </table:table-cell>
          <table:table-cell table:style-name="Default" office:value-type="string" calcext:value-type="string">
            <text:p>Stack</text:p>
          </table:table-cell>
          <table:table-cell office:value-type="string" calcext:value-type="string">
            <text:p>Queue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1981" calcext:value-type="float">
            <text:p>1,981E-06</text:p>
          </table:table-cell>
          <table:table-cell office:value-type="float" office:value="0.000023874" calcext:value-type="float">
            <text:p>2,387E-05</text:p>
          </table:table-cell>
          <table:table-cell office:value-type="float" office:value="0.000002486" calcext:value-type="float">
            <text:p>2,486E-06</text:p>
          </table:table-cell>
          <table:table-cell/>
          <table:covered-table-cell/>
          <table:table-cell office:value-type="float" office:value="1000" calcext:value-type="float">
            <text:p>1000</text:p>
          </table:table-cell>
          <table:table-cell office:value-type="float" office:value="0.000000617001" calcext:value-type="float">
            <text:p>6,170E-07</text:p>
          </table:table-cell>
          <table:table-cell office:value-type="float" office:value="0.000001209" calcext:value-type="float">
            <text:p>1,209E-06</text:p>
          </table:table-cell>
          <table:table-cell office:value-type="float" office:value="0.000007116" calcext:value-type="float">
            <text:p>7,116E-06</text:p>
          </table:table-cell>
          <table:table-cell table:style-name="ce1" office:value-type="float" office:value="0.000002486" calcext:value-type="float">
            <text:p>2,486E-06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0063751" calcext:value-type="float">
            <text:p>6,375E-06</text:p>
          </table:table-cell>
          <table:table-cell office:value-type="float" office:value="0.0000797904" calcext:value-type="float">
            <text:p>7,979E-05</text:p>
          </table:table-cell>
          <table:table-cell office:value-type="float" office:value="0.0000035795" calcext:value-type="float">
            <text:p>3,580E-06</text:p>
          </table:table-cell>
          <table:table-cell/>
          <table:covered-table-cell/>
          <table:table-cell office:value-type="float" office:value="10000" calcext:value-type="float">
            <text:p>10000</text:p>
          </table:table-cell>
          <table:table-cell office:value-type="float" office:value="0.000000665198" calcext:value-type="float">
            <text:p>6,652E-07</text:p>
          </table:table-cell>
          <table:table-cell office:value-type="float" office:value="0.0000008618" calcext:value-type="float">
            <text:p>8,618E-07</text:p>
          </table:table-cell>
          <table:table-cell office:value-type="float" office:value="0.0000035595" calcext:value-type="float">
            <text:p>3,560E-06</text:p>
          </table:table-cell>
          <table:table-cell table:style-name="ce1" office:value-type="float" office:value="0.0000035795" calcext:value-type="float">
            <text:p>3,580E-06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000736789" calcext:value-type="float">
            <text:p>7,368E-06</text:p>
          </table:table-cell>
          <table:table-cell office:value-type="float" office:value="0.0000638318" calcext:value-type="float">
            <text:p>6,383E-05</text:p>
          </table:table-cell>
          <table:table-cell office:value-type="float" office:value="0.00000338604" calcext:value-type="float">
            <text:p>3,386E-06</text:p>
          </table:table-cell>
          <table:table-cell/>
          <table:covered-table-cell/>
          <table:table-cell office:value-type="float" office:value="100000" calcext:value-type="float">
            <text:p>100000</text:p>
          </table:table-cell>
          <table:table-cell office:value-type="float" office:value="0.00000045216" calcext:value-type="float">
            <text:p>4,522E-07</text:p>
          </table:table-cell>
          <table:table-cell office:value-type="float" office:value="0.00000107503" calcext:value-type="float">
            <text:p>1,075E-06</text:p>
          </table:table-cell>
          <table:table-cell office:value-type="float" office:value="0.00000257429" calcext:value-type="float">
            <text:p>2,574E-06</text:p>
          </table:table-cell>
          <table:table-cell table:style-name="ce1" office:value-type="float" office:value="0.00000338604" calcext:value-type="float">
            <text:p>3,386E-06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0.00000445991" calcext:value-type="float">
            <text:p>4,460E-06</text:p>
          </table:table-cell>
          <table:table-cell office:value-type="float" office:value="0.0000385816" calcext:value-type="float">
            <text:p>3,858E-05</text:p>
          </table:table-cell>
          <table:table-cell office:value-type="float" office:value="0.00000113342" calcext:value-type="float">
            <text:p>1,133E-06</text:p>
          </table:table-cell>
          <table:table-cell/>
          <table:covered-table-cell/>
          <table:table-cell office:value-type="float" office:value="1000000" calcext:value-type="float">
            <text:p>1000000</text:p>
          </table:table-cell>
          <table:table-cell office:value-type="float" office:value="0.000000291545" calcext:value-type="float">
            <text:p>2,915E-07</text:p>
          </table:table-cell>
          <table:table-cell office:value-type="float" office:value="0.000000711262" calcext:value-type="float">
            <text:p>7,113E-07</text:p>
          </table:table-cell>
          <table:table-cell office:value-type="float" office:value="0.00000107592" calcext:value-type="float">
            <text:p>1,076E-06</text:p>
          </table:table-cell>
          <table:table-cell table:style-name="ce1" office:value-type="float" office:value="0.00000113342" calcext:value-type="float">
            <text:p>1,133E-06</text:p>
          </table:table-cell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3" table:number-columns-repeated="5"/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"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number:number-style style:name="N106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-00-0000</text:date>, <text:time style:data-style-name="N2" text:time-value="23:30:08.6021502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23:03:24.422820624</meta:creation-date>
    <dc:date>2017-12-02T23:43:04.727593284</dc:date>
    <meta:editing-duration>PT5M22S</meta:editing-duration>
    <meta:editing-cycles>3</meta:editing-cycles>
    <meta:generator>LibreOffice/5.1.6.2$Linux_X86_64 LibreOffice_project/10m0$Build-2</meta:generator>
    <meta:document-statistic meta:table-count="1" meta:cell-count="149" meta:object-count="0"/>
  </office:meta>
</office:document-meta>
</file>